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/>
          <table:table-cell table:style-name="ce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5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6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7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8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9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10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11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12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13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14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15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16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17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18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19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20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21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i Polzounov</meta:initial-creator>
    <meta:creation-date>2016-01-16T17:17:38.931056562</meta:creation-date>
    <dc:date>2016-01-16T17:36:22.690867243</dc:date>
    <dc:creator>Andrei Polzounov</dc:creator>
    <meta:editing-duration>PT3M33S</meta:editing-duration>
    <meta:editing-cycles>1</meta:editing-cycles>
    <meta:document-statistic meta:table-count="1" meta:cell-count="81" meta:object-count="0"/>
    <meta:generator>LibreOffice/5.0.2.2$Linux_X86_64 LibreOffice_project/00m0$Build-2</meta:generator>
  </office:meta>
</office:document-meta>
</file>